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17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imentioncarte</text:p>
          </table:table-cell>
          <table:table-cell office:value-type="string" calcext:value-type="string">
            <text:p>validé si la carte créée fait bien les dimensions que l'on a mises en paramèt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ttaques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est des mines 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posemine</text:p>
          </table:table-cell>
          <table:table-cell office:value-type="string" calcext:value-type="string">
            <text:p>validé si la mine est posé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posemineendroitindiquer</text:p>
          </table:table-cell>
          <table:table-cell office:value-type="string" calcext:value-type="string">
            <text:p>validé si la mine est posée à l'endroit indiqu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posemineobstacle</text:p>
          </table:table-cell>
          <table:table-cell office:value-type="string" calcext:value-type="string">
            <text:p>validé si la mine est posé sur un obstacle(robot ruine décor,,,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poseminetroploin</text:p>
          </table:table-cell>
          <table:table-cell office:value-type="string" calcext:value-type="string">
            <text:p>validé si la mine est posé en dehors de la zone ou le piégeur peux la posé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posetropdemine</text:p>
          </table:table-cell>
          <table:table-cell office:value-type="string" calcext:value-type="string">
            <text:p>validé si plusieurs mine sont posé par un même piégeur durant le même tou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minestockapurien</text:p>
          </table:table-cell>
          <table:table-cell office:value-type="string" calcext:value-type="string">
            <text:p>validé si le piègeur n'a plus de mine sur lu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minestockposey</text:p>
          </table:table-cell>
          <table:table-cell office:value-type="string" calcext:value-type="string">
            <text:p>validé si une mine et retirer du stock du piègeur quant il a posé une m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minestocktenatrop</text:p>
          </table:table-cell>
          <table:table-cell office:value-type="string" calcext:value-type="string">
            <text:p>validé si le nombre de mine qu'a un piégeur dans son stock est trop importa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minestockrecharge</text:p>
          </table:table-cell>
          <table:table-cell office:value-type="string" calcext:value-type="string">
            <text:p>validé si le stock de mine du piégeur a été remit au ma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minexplose</text:p>
          </table:table-cell>
          <table:table-cell office:value-type="string" calcext:value-type="string">
            <text:p>validé si une mine explose quand un robot de l'équipe ennemie et sur la case où est posé la mine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minexplosedomage</text:p>
          </table:table-cell>
          <table:table-cell office:value-type="string" calcext:value-type="string">
            <text:p>validé si la mine explose et fait des dommage au robot qui l'a enclench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minexplosedommagetroploin</text:p>
          </table:table-cell>
          <table:table-cell office:value-type="string" calcext:value-type="string">
            <text:p>validé si la mine explose et fait des dommage a d'autre que au robot qui l'a déclanch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minexplosedisparait</text:p>
          </table:table-cell>
          <table:table-cell office:value-type="string" calcext:value-type="string">
            <text:p>validé si une mine qui a explosé disparaît de la carte(si elle est supprimer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minexplosedisparitionalerteenlevement</text:p>
          </table:table-cell>
          <table:table-cell office:value-type="string" calcext:value-type="string">
            <text:p>validé si une ou des mines disparaissent alors <text:s/>qu'elle non pas été enclanch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attaque :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irebonnedirection</text:p>
          </table:table-cell>
          <table:table-cell office:value-type="string" calcext:value-type="string">
            <text:p>validé si le tire est diriger dans la bonne direction(horizontal ou vertica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irebonneporté</text:p>
          </table:table-cell>
          <table:table-cell office:value-type="string" calcext:value-type="string">
            <text:p>validé si le tire de dépasse pas sa porté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irepertenergietireure</text:p>
          </table:table-cell>
          <table:table-cell office:value-type="string" calcext:value-type="string">
            <text:p>validé si le tireur perd de l 'énergie quand il ti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irepertenergiecible</text:p>
          </table:table-cell>
          <table:table-cell office:value-type="string" calcext:value-type="string">
            <text:p>validé si la cible qui reçois un tire perd de l’énergi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tirepertenergiepourien</text:p>
          </table:table-cell>
          <table:table-cell office:value-type="string" calcext:value-type="string">
            <text:p>validé si la cible perd de l'énergie alors qu'il na pas reçu de ti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ireobstacle</text:p>
          </table:table-cell>
          <table:table-cell office:value-type="string" calcext:value-type="string">
            <text:p>validé si un tire rencontre un obstacle(robot,décor….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stireobstaclestop</text:p>
          </table:table-cell>
          <table:table-cell office:value-type="string" calcext:value-type="string">
            <text:p>validé si un tire qui rencontre un obstacle ne continu pas sa trajectoi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stiretroploin</text:p>
          </table:table-cell>
          <table:table-cell office:value-type="string" calcext:value-type="string">
            <text:p>validé si le tire continu après avoir dépasser sa port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stirehosdeporté</text:p>
          </table:table-cell>
          <table:table-cell office:value-type="string" calcext:value-type="string">
            <text:p>validé si la cible n'est pas dans la porté du tireu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stirecible</text:p>
          </table:table-cell>
          <table:table-cell office:value-type="string" calcext:value-type="string">
            <text:p>validé si le tire s'effectue sur une cible identifier(que le joueur peut voir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stcibleTK</text:p>
          </table:table-cell>
          <table:table-cell office:value-type="string" calcext:value-type="string">
            <text:p>validé si la cible fait parti de l'équipe du tire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stcibleEnemie</text:p>
          </table:table-cell>
          <table:table-cell office:value-type="string" calcext:value-type="string">
            <text:p>validé si la cible fait parti de l'équipe adverse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cibleObjetDes</text:p>
          </table:table-cell>
          <table:table-cell office:value-type="string" calcext:value-type="string">
            <text:p>validé si la cible est un objet destructible(carcasse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stcibleDecorIndes</text:p>
          </table:table-cell>
          <table:table-cell office:value-type="string" calcext:value-type="string">
            <text:p>validé si la cible est un objet indestruct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stireSupressionObstacleIndes</text:p>
          </table:table-cell>
          <table:table-cell office:value-type="string" calcext:value-type="string">
            <text:p>validé si un tire ne peut supprimé un obstacle indestructi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stireSupressionObstacleDestruc</text:p>
          </table:table-cell>
          <table:table-cell office:value-type="string" calcext:value-type="string">
            <text:p>validé si un peut supprimé <text:s/>un obstacle destructib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stireSupressionRobot</text:p>
          </table:table-cell>
          <table:table-cell office:value-type="string" calcext:value-type="string">
            <text:p>validé si un tire supprimé le robot ciblé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estireSupressionAbusif</text:p>
          </table:table-cell>
          <table:table-cell office:value-type="string" calcext:value-type="string">
            <text:p>validé si un objet(robot ,obstacle) est supprimé alors qu'il na pas reçu de ti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Déplacement :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est deplcement du cha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char</text:p>
          </table:table-cell>
          <table:table-cell office:value-type="string" calcext:value-type="string">
            <text:p>validé si le cha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CharBonneDir</text:p>
          </table:table-cell>
          <table:table-cell office:value-type="string" calcext:value-type="string">
            <text:p>validé si le char se déplace dans la direction (celle que l'on donne en paramètre)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CharMauvaiseDir</text:p>
          </table:table-cell>
          <table:table-cell office:value-type="string" calcext:value-type="string">
            <text:p>validé si le char se déplace dans un direction autre que celle indiqu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Charinvalide</text:p>
          </table:table-cell>
          <table:table-cell office:value-type="string" calcext:value-type="string">
            <text:p>validé si le char se déplace en diag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charHorizontal</text:p>
          </table:table-cell>
          <table:table-cell office:value-type="string" calcext:value-type="string">
            <text:p>validé si le char se déplace de façon horizont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charVertical</text:p>
          </table:table-cell>
          <table:table-cell office:value-type="string" calcext:value-type="string">
            <text:p>validé si le char se déplace de façon vert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charLignedroite</text:p>
          </table:table-cell>
          <table:table-cell office:value-type="string" calcext:value-type="string">
            <text:p>validé si le char se déplace en ligne dro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charZigzag</text:p>
          </table:table-cell>
          <table:table-cell office:value-type="string" calcext:value-type="string">
            <text:p>validé si le char ne se déplace pas en ligne dro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éplacementcharmax</text:p>
          </table:table-cell>
          <table:table-cell office:value-type="string" calcext:value-type="string">
            <text:p>validé si le char se déplace au maximum de sa zone de déplacement autorisé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charTropLoin</text:p>
          </table:table-cell>
          <table:table-cell office:value-type="string" calcext:value-type="string">
            <text:p>validé si le char se déplace plus loin que sa zone de déplacement autoris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charRencontreOb</text:p>
          </table:table-cell>
          <table:table-cell office:value-type="string" calcext:value-type="string">
            <text:p>validé si le char rencontre un obstacle lorsqu'il se dépl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charRencontreObStop</text:p>
          </table:table-cell>
          <table:table-cell office:value-type="string" calcext:value-type="string">
            <text:p>validé si le char qui rencontre un obstacle autre que les mines arrête sont déplace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CharMassif</text:p>
          </table:table-cell>
          <table:table-cell office:value-type="string" calcext:value-type="string">
            <text:p>validé si un char ou plusieurs char non sélectionner se déplace quand le char sélectionner se dépla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charsurMine</text:p>
          </table:table-cell>
          <table:table-cell office:value-type="string" calcext:value-type="string">
            <text:p>validé si un char se déplace sur une case ou se trouve une mine quelle soi allier ou ennemi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charRencontreObMineContinu</text:p>
          </table:table-cell>
          <table:table-cell office:value-type="string" calcext:value-type="string">
            <text:p>validé si un char rencontre un obstacle de type mines continu sa route sil peut encor se déplac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CharRencontreLimite</text:p>
          </table:table-cell>
          <table:table-cell office:value-type="string" calcext:value-type="string">
            <text:p>validé si le char rencontre la limite du terrain quand il se dépla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charRencontreLimiteStop</text:p>
          </table:table-cell>
          <table:table-cell office:value-type="string" calcext:value-type="string">
            <text:p>validé si le char rencontre la limite du terrain arrête son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charTombedansLeVide</text:p>
          </table:table-cell>
          <table:table-cell office:value-type="string" calcext:value-type="string">
            <text:p>validé si le char rencontre la limite du terrain continu sont chem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DeplacementcharColision</text:p>
          </table:table-cell>
          <table:table-cell office:value-type="string" calcext:value-type="string">
            <text:p>validé si lors d'un déplacement le char rencontre un robot ou un char allié ou adver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DeplacementcharColisionStop</text:p>
          </table:table-cell>
          <table:table-cell office:value-type="string" calcext:value-type="string">
            <text:p>validé si lors d'un déplacement le char rencontre un robot ou un char allié ou adverse s'arrê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Deplacmentcharneseplacepas</text:p>
          </table:table-cell>
          <table:table-cell office:value-type="string" calcext:value-type="string">
            <text:p>validé si le char ne se déplace pas( il reste sur sa position)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déplacement Tireur 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 le tireur se deplace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  <table:table-row table:style-name="ro1">
          <table:table-cell/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5:01:44.0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8:37:58.262000000</meta:creation-date>
    <dc:date>2015-03-20T15:12:50.217000000</dc:date>
    <meta:editing-duration>PT45M36S</meta:editing-duration>
    <meta:editing-cycles>8</meta:editing-cycles>
    <meta:generator>LibreOffice/4.3.1.2$Windows_x86 LibreOffice_project/958349dc3b25111dbca392fbc281a05559ef6848</meta:generator>
    <meta:document-statistic meta:table-count="1" meta:cell-count="204" meta:object-count="0"/>
  </office:meta>
</office:document-meta>
</file>